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tlassian Sans" svg:font-family="Atlassian Sans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Hyperlink" style:family="text">
      <style:text-properties style:font-name="Atlassian Sans" style:font-name-complex="Aptos" fo:color="#1868DB" fo:font-size="10.5pt" style:font-size-asian="10.5pt" fo:background-color="#FFFFFF"/>
    </style:style>
    <style:style style:name="T3" style:parent-style-name="Fonteparág.padrão" style:family="text">
      <style:text-properties style:font-name-complex="Aptos"/>
    </style:style>
    <style:style style:name="T4" style:parent-style-name="Fonteparág.padrão" style:family="text">
      <style:text-properties style:font-name="Atlassian Sans" style:font-name-complex="Aptos" fo:color="#1868DB" fo:font-size="10.5pt" style:font-size-asian="10.5pt" fo:background-color="#FFFFFF"/>
    </style:style>
    <style:style style:name="T5" style:parent-style-name="Hyperlink" style:family="text">
      <style:text-properties fo:color="#000000" style:text-underline-type="none"/>
    </style:style>
    <style:style style:name="T6" style:parent-style-name="Hyperlink" style:family="text">
      <style:text-properties style:font-name="Atlassian Sans" style:font-name-asian="Atlassian Sans" style:font-name-complex="Atlassian Sans" fo:color="#1868DB" fo:font-size="10.5pt" style:font-size-asian="10.5pt" fo:background-color="#FFFFFF" style:text-underline-type="none"/>
    </style:style>
    <style:style style:name="T7" style:parent-style-name="Hyperlink" style:family="text">
      <style:text-properties fo:color="#000000" style:text-underline-type="none"/>
    </style:style>
    <style:style style:name="T8" style:parent-style-name="Hyperlink" style:family="text">
      <style:text-properties fo:color="#000000" style:text-underline-type="none"/>
    </style:style>
    <style:style style:name="T9" style:parent-style-name="Hyperlink" style:family="text">
      <style:text-properties fo:color="#000000" style:text-underline-type="none"/>
    </style:style>
    <style:style style:name="T10" style:parent-style-name="Hyperlink" style:family="text">
      <style:text-properties fo:color="#000000" style:text-underline-type="none"/>
    </style:style>
    <style:style style:name="T11" style:parent-style-name="Hyperlink" style:family="text">
      <style:text-properties fo:color="#000080"/>
    </style:style>
    <style:style style:name="T12" style:parent-style-name="Hyperlink" style:family="text">
      <style:text-properties fo:color="#000000" style:text-underline-type="none"/>
    </style:style>
    <style:style style:name="T13" style:parent-style-name="Hyperlink" style:family="text">
      <style:text-properties fo:color="#000000" style:text-underline-type="none"/>
    </style:style>
    <style:style style:name="T14" style:parent-style-name="Hyperlink" style:family="text">
      <style:text-properties style:font-name="Atlassian Sans" style:font-name-asian="Atlassian Sans" style:font-name-complex="Atlassian Sans" fo:color="#1868DB" fo:font-size="10.5pt" style:font-size-asian="10.5pt" fo:background-color="#FFFFFF" style:text-underline-type="none"/>
    </style:style>
    <style:style style:name="T15" style:parent-style-name="Hyperlink" style:family="text">
      <style:text-properties style:font-name="Atlassian Sans" style:font-name-asian="Atlassian Sans" style:font-name-complex="Atlassian Sans" fo:color="#000000" fo:font-size="10.5pt" style:font-size-asian="10.5pt" style:font-size-complex="10.5pt" fo:background-color="#FFFFFF" style:text-underline-type="none"/>
    </style:style>
    <style:style style:name="T16" style:parent-style-name="Hyperlink" style:family="text">
      <style:text-properties style:font-name="Atlassian Sans" style:font-name-asian="Atlassian Sans" style:font-name-complex="Atlassian Sans" fo:color="#1868DB" fo:font-size="10.5pt" style:font-size-asian="10.5pt" style:font-size-complex="10.5pt" fo:background-color="#FFFFFF" style:text-underline-type="none"/>
    </style:style>
    <style:style style:name="T17" style:parent-style-name="Hyperlink" style:family="text">
      <style:text-properties style:font-name="Atlassian Sans" style:font-name-asian="Atlassian Sans" style:font-name-complex="Atlassian Sans" fo:color="#000000" fo:font-size="10.5pt" style:font-size-asian="10.5pt" style:font-size-complex="10.5pt" fo:background-color="#FFFFFF" style:text-underline-type="none"/>
    </style:style>
    <style:style style:name="T18" style:parent-style-name="Hyperlink" style:family="text">
      <style:text-properties style:font-name="Atlassian Sans" style:font-name-asian="Atlassian Sans" style:font-name-complex="Atlassian Sans" fo:color="#1868DB" fo:font-size="10.5pt" style:font-size-asian="10.5pt" style:font-size-complex="10.5pt" fo:background-color="#FFFFFF" style:text-underline-type="none"/>
    </style:style>
    <style:style style:name="P19" style:parent-style-name="Normal" style:family="paragraph">
      <style:text-properties style:font-name="Atlassian Sans" style:font-name-asian="Atlassian Sans" style:font-name-complex="Atlassian Sans" fo:color="#1868DB" fo:font-size="10.5pt" style:font-size-asian="10.5pt" style:font-size-complex="10.5pt"/>
    </style:style>
    <style:style style:name="P20" style:parent-style-name="Normal" style:family="paragraph">
      <style:text-properties style:font-name="Atlassian Sans" style:font-name-asian="Atlassian Sans" style:font-name-complex="Atlassian Sans" fo:color="#000000" fo:font-size="10.5pt" style:font-size-asian="10.5pt" style:font-size-complex="10.5pt"/>
    </style:style>
    <style:style style:name="T21" style:parent-style-name="Fonteparág.padrão" style:family="text">
      <style:text-properties style:font-name="Atlassian Sans" style:font-name-asian="Atlassian Sans" style:font-name-complex="Atlassian Sans" fo:color="#000000" fo:font-size="10.5pt" style:font-size-asian="10.5pt" style:font-size-complex="10.5pt"/>
    </style:style>
    <style:style style:name="T22" style:parent-style-name="Hyperlink" style:family="text">
      <style:text-properties style:font-name="Atlassian Sans" style:font-name-asian="Atlassian Sans" style:font-name-complex="Atlassian Sans" fo:font-size="10.5pt" style:font-size-asian="10.5pt" style:font-size-complex="10.5pt" style:text-underline-type="none"/>
    </style:style>
    <style:style style:name="T23" style:parent-style-name="Fonteparág.padrão" style:family="text">
      <style:text-properties style:font-name="Atlassian Sans" style:font-name-asian="Atlassian Sans" style:font-name-complex="Atlassian Sans" fo:font-size="10.5pt" style:font-size-asian="10.5pt" style:font-size-complex="10.5pt"/>
    </style:style>
    <style:style style:name="T24" style:parent-style-name="Hyperlink" style:family="text">
      <style:text-properties style:font-name="Atlassian Sans" style:font-name-asian="Atlassian Sans" style:font-name-complex="Atlassian Sans" fo:font-size="10.5pt" style:font-size-asian="10.5pt" style:font-size-complex="10.5pt" style:text-underline-type="none"/>
    </style:style>
    <style:style style:name="T25" style:parent-style-name="Fonteparág.padrão" style:family="text">
      <style:text-properties style:font-name="Atlassian Sans" style:font-name-asian="Atlassian Sans" style:font-name-complex="Atlassian Sans" fo:font-size="10.5pt" style:font-size-asian="10.5pt" style:font-size-complex="10.5pt"/>
    </style:style>
    <style:style style:name="T26" style:parent-style-name="Hyperlink" style:family="text">
      <style:text-properties style:font-name="Atlassian Sans" style:font-name-asian="Atlassian Sans" style:font-name-complex="Atlassian Sans" fo:font-size="10.5pt" style:font-size-asian="10.5pt" style:font-size-complex="10.5pt" style:text-underline-type="none"/>
    </style:style>
    <style:style style:name="P27" style:parent-style-name="Normal" style:family="paragraph">
      <style:text-properties style:font-name="Atlassian Sans" style:font-name-asian="Atlassian Sans" style:font-name-complex="Atlassian Sans" fo:font-size="10.5pt" style:font-size-asian="10.5pt" style:font-size-complex="10.5pt"/>
    </style:style>
    <style:style style:name="P28" style:parent-style-name="Normal" style:family="paragraph">
      <style:text-properties style:font-name="Atlassian Sans" style:font-name-asian="Atlassian Sans" style:font-name-complex="Atlassian Sans" fo:font-size="10.5pt" style:font-size-asian="10.5pt" style:font-size-complex="10.5pt"/>
    </style:style>
    <style:style style:name="T29" style:parent-style-name="Fonteparág.padrão" style:family="text">
      <style:text-properties style:font-name="Atlassian Sans" style:font-name-asian="Atlassian Sans" style:font-name-complex="Atlassian Sans" fo:font-size="10.5pt" style:font-size-asian="10.5pt" style:font-size-complex="10.5pt"/>
    </style:style>
    <style:style style:name="T30" style:parent-style-name="Hyperlink" style:family="text">
      <style:text-properties style:font-name="Atlassian Sans" style:font-name-asian="Atlassian Sans" style:font-name-complex="Atlassian Sans" fo:font-size="10.5pt" style:font-size-asian="10.5pt" style:font-size-complex="10.5pt" style:text-underline-type="none"/>
    </style:style>
    <style:style style:name="T31" style:parent-style-name="Fonteparág.padrão" style:family="text">
      <style:text-properties style:font-name="Atlassian Sans" style:font-name-asian="Atlassian Sans" style:font-name-complex="Atlassian Sans" fo:font-size="10.5pt" style:font-size-asian="10.5pt" style:font-size-complex="10.5pt"/>
    </style:style>
    <style:style style:name="T32" style:parent-style-name="Hyperlink" style:family="text">
      <style:text-properties style:font-name="Atlassian Sans" style:font-name-asian="Atlassian Sans" style:font-name-complex="Atlassian Sans" fo:font-size="10.5pt" style:font-size-asian="10.5pt" style:font-size-complex="10.5pt" style:text-underline-type="none"/>
    </style:style>
    <style:style style:name="T33" style:parent-style-name="Fonteparág.padrão" style:family="text">
      <style:text-properties style:font-name="Atlassian Sans" style:font-name-asian="Atlassian Sans" style:font-name-complex="Atlassian Sans" fo:font-size="10.5pt" style:font-size-asian="10.5pt" style:font-size-complex="10.5pt"/>
    </style:style>
    <style:style style:name="T34" style:parent-style-name="Hyperlink" style:family="text">
      <style:text-properties style:font-name="Atlassian Sans" style:font-name-asian="Atlassian Sans" style:font-name-complex="Atlassian Sans" fo:font-size="10.5pt" style:font-size-asian="10.5pt" style:font-size-complex="10.5pt" style:text-underline-type="none"/>
    </style:style>
    <style:style style:name="P35" style:parent-style-name="Normal" style:family="paragraph">
      <style:text-properties style:font-name="Atlassian Sans" style:font-name-asian="Atlassian Sans" style:font-name-complex="Atlassian Sans" fo:font-size="10.5pt" style:font-size-asian="10.5pt" style:font-size-complex="10.5pt"/>
    </style:style>
  </office:automatic-styles>
  <office:body>
    <office:text text:use-soft-page-breaks="true">
      <text:p text:style-name="P1">Protótipos de baixa fidelidade (links):</text:p>
      <text:p text:style-name="Normal">Tela criar conta:</text:p>
      <text:p text:style-name="Normal">Desktop:<text:s/><text:a xlink:href="https://wireframe.cc/k2cbrO" office:target-frame-name="_top" xlink:show="replace"><text:span text:style-name="T2">https://wireframe.cc/k2cbrO</text:span></text:a></text:p>
      <text:p text:style-name="Normal"><text:span text:style-name="T3">Mobile:<text:s/></text:span><text:a xlink:href="https://wireframe.cc/ExVVBW" office:target-frame-name="_top" xlink:show="replace"><text:span text:style-name="T4">https://wireframe.cc/ExVVBW</text:span></text:a></text:p>
      <text:p text:style-name="Normal"><text:span text:style-name="T5">Tablet:<text:s/></text:span><text:a xlink:href="https://wireframe.cc/V8uxDf" office:target-frame-name="_top" xlink:show="replace"><text:span text:style-name="T6">https://wireframe.cc/V8uxDf</text:span></text:a></text:p>
      <text:p text:style-name="Normal"/>
      <text:p text:style-name="Normal"><text:span text:style-name="T7">Tela Inicial:</text:span></text:p>
      <text:p text:style-name="Normal"><text:span text:style-name="T8">Desktop: https://wireframe.cc/Px8JWp</text:span></text:p>
      <text:p text:style-name="Normal"><text:span text:style-name="T9">Tablet: https://wireframe.cc/29FmPt</text:span></text:p>
      <text:p text:style-name="Normal"><text:span text:style-name="T10">Mobile:<text:s/></text:span><text:a xlink:href="https://wireframe.cc/DX25KE" office:target-frame-name="_top" xlink:show="replace"><text:span text:style-name="T11">https://wireframe.cc/DX25KE</text:span></text:a></text:p>
      <text:p text:style-name="Normal"/>
      <text:p text:style-name="Normal"><text:span text:style-name="T12">Exibir receita:</text:span></text:p>
      <text:p text:style-name="Normal"><text:span text:style-name="T13">Desktop:<text:s/></text:span><text:a xlink:href="https://wireframe.cc/wk6V7R" office:target-frame-name="_top" xlink:show="replace"><text:span text:style-name="T14">https://wireframe.cc/wk6V7R</text:span></text:a></text:p>
      <text:p text:style-name="Normal"><text:span text:style-name="T15">Tablet:<text:s/></text:span><text:a xlink:href="https://wireframe.cc/F75kWA" office:target-frame-name="_top" xlink:show="replace"><text:span text:style-name="T16">https://wireframe.cc/F75kWA</text:span></text:a></text:p>
      <text:p text:style-name="Normal"><text:span text:style-name="T17">Mobile:<text:s/></text:span><text:a xlink:href="https://wireframe.cc/2sUlJg" office:target-frame-name="_top" xlink:show="replace"><text:span text:style-name="T18">https://wireframe.cc/2sUlJg</text:span></text:a></text:p>
      <text:p text:style-name="P19"/>
      <text:p text:style-name="P20">Resultado da busca:</text:p>
      <text:p text:style-name="Normal"><text:span text:style-name="T21">Desktop:<text:s/></text:span><text:a xlink:href="https://wireframe.cc/uhU2sH" office:target-frame-name="_top" xlink:show="replace"><text:span text:style-name="T22">https://wireframe.cc/uhU2sH</text:span></text:a></text:p>
      <text:p text:style-name="Normal"><text:span text:style-name="T23">Tablet: <text:s/></text:span><text:a xlink:href="https://wireframe.cc/zQtCU0" office:target-frame-name="_top" xlink:show="replace"><text:span text:style-name="T24">https://wireframe.cc/zQtCU0</text:span></text:a></text:p>
      <text:p text:style-name="Normal"><text:span text:style-name="T25">Mobile: <text:s/></text:span><text:a xlink:href="https://wireframe.cc/WdLGrU" office:target-frame-name="_top" xlink:show="replace"><text:span text:style-name="T26">https://wireframe.cc/WdLGrU</text:span></text:a></text:p>
      <text:p text:style-name="P27"/>
      <text:p text:style-name="P28">Criar Receita:</text:p>
      <text:p text:style-name="Normal"><text:span text:style-name="T29">Desktop:<text:s/></text:span><text:a xlink:href="https://wireframe.cc/yppQHv" office:target-frame-name="_top" xlink:show="replace"><text:span text:style-name="T30">https://wireframe.cc/yppQHv</text:span></text:a></text:p>
      <text:p text:style-name="Normal"><text:span text:style-name="T31">Tablet: <text:s/></text:span><text:a xlink:href="https://wireframe.cc/CIjm7s" office:target-frame-name="_top" xlink:show="replace"><text:span text:style-name="T32">https://wireframe.cc/CIjm7s</text:span></text:a></text:p>
      <text:p text:style-name="Normal"><text:span text:style-name="T33">Mobile: <text:s/></text:span><text:a xlink:href="https://wireframe.cc/r5UJMH" office:target-frame-name="_top" xlink:show="replace"><text:span text:style-name="T34">https://wireframe.cc/r5UJMH</text:span></text:a>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tlassian Sans" svg:font-family="Atlassian Sans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Cecília Pereira Jardim</meta:initial-creator>
    <dc:creator>Samara Rolim</dc:creator>
    <meta:creation-date>2025-11-23T23:37:00Z</meta:creation-date>
    <dc:date>2025-11-23T23:37:00Z</dc:date>
    <meta:template xlink:href="Normal.dotm" xlink:type="simple"/>
    <meta:editing-cycles>4</meta:editing-cycles>
    <meta:editing-duration>PT0S</meta:editing-duration>
    <meta:document-statistic meta:page-count="1" meta:paragraph-count="2" meta:word-count="195" meta:character-count="1252" meta:row-count="8" meta:non-whitespace-character-count="1059"/>
  </office:meta>
</office:document-meta>
</file>